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size="9pt" fo:font-weight="normal" officeooo:rsid="000403fb" officeooo:paragraph-rsid="000403fb" style:font-size-asian="9pt" style:font-weight-asian="normal" style:font-size-complex="9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57883134" text:style-name="L1">
        <text:list-item>
          <text:p text:style-name="P1">sudo apt update <text:s text:c="2"/></text:p>
        </text:list-item>
        <text:list-item>
          <text:p text:style-name="P1">sudo apt install postgresql-contrib </text:p>
        </text:list-item>
        <text:list-item>
          <text:p text:style-name="P1">sudo -i -u postgres</text:p>
        </text:list-item>
        <text:list-item>
          <text:p text:style-name="P1">psql</text:p>
        </text:list-item>
        <text:list-item>
          <text:p text:style-name="P1">\q to quit</text:p>
        </text:list-item>
        <text:list-item>
          <text:p text:style-name="P1">createdb jaan</text:p>
        </text:list-item>
        <text:list-item>
          <text:p text:style-name="P1">\list</text:p>
        </text:list-item>
        <text:list-item>
          <text:p text:style-name="P1">Drop Databse jaan</text:p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2T21:18:58.711878309</meta:creation-date>
    <dc:date>2020-02-02T21:26:03.092830705</dc:date>
    <meta:editing-duration>PT7M7S</meta:editing-duration>
    <meta:editing-cycles>1</meta:editing-cycles>
    <meta:document-statistic meta:table-count="0" meta:image-count="0" meta:object-count="0" meta:page-count="1" meta:paragraph-count="9" meta:word-count="30" meta:character-count="131" meta:non-whitespace-character-count="114"/>
    <meta:generator>LibreOffice/6.0.7.3$Linux_X86_64 LibreOffice_project/00m0$Build-3</meta:generator>
  </office:meta>
</office:document-meta>
</file>